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rtain Set of rules</text:p>
      <text:p text:style-name="Standard"/>
      <text:p text:style-name="Standard">Purpose:</text:p>
      <text:p text:style-name="Standard"><text:tab/>communication</text:p>
      <text:p text:style-name="Standard"><text:tab/>readability forever/ functionality not</text:p>
      <text:p text:style-name="Standard"/>
      <text:p text:style-name="Standard">Vertical Formatting:</text:p>
      <text:p text:style-name="Standard"><text:tab/>less lines → usually more easy to understand</text:p>
      <text:p text:style-name="Standard"><text:tab/>Lines → Clauses</text:p>
      <text:p text:style-name="Standard"><text:tab/>Group of lines → thoughts</text:p>
      <text:p text:style-name="Standard"><text:tab/>Don´t seperate lines with close association</text:p>
      <text:p text:style-name="Standard"><text:tab/><text:tab/>same goes for methods and variable and stuff in general</text:p>
      <text:p text:style-name="Standard"><text:tab/>Instance Variables sollten oben deklariert werden bzw. an einem leicht zu lokalisierenden ort</text:p>
      <text:p text:style-name="Standard"><text:tab/>beispiele: Methods call methods just below → easy to lesen</text:p>
      <text:p text:style-name="Standard"><text:tab/>Methoden mit ähnlichen aufgaben nah aneinander</text:p>
      <text:p text:style-name="Standard"><text:tab/>dependancies sollen nach unten zeigen</text:p>
      <text:p text:style-name="Standard"/>
      <text:p text:style-name="Standard"><text:tab/>Newspaper analogy:</text:p>
      <text:p text:style-name="Standard"><text:tab/><text:tab/>top → Bottom : Increasing details</text:p>
      <text:p text:style-name="Standard"><text:tab/><text:tab/>Newspaper consists of small stories.</text:p>
      <text:p text:style-name="Standard"><text:tab/><text:tab/><text:tab/>If would consist of one long story... <text:span text:style-name="T1">fuck it</text:span></text:p>
      <text:p text:style-name="Standard"/>
      <text:p text:style-name="Standard">Horizontale formatierung</text:p>
      <text:p text:style-name="Standard"><text:tab/>-Dont scroll to the write</text:p>
      <text:p text:style-name="Standard"><text:tab/><text:tab/>-max 80-120 chars</text:p>
      <text:p text:style-name="Standard"><text:tab/>gleiches wie bei vertikal: assoziation:</text:p>
      <text:p text:style-name="Standard"><text:tab/>keine leerzeichen zwischen Methodennamen und klammern, aber schon vor und nach <text:tab/>operatoren</text:p>
      <text:p text:style-name="Standard"><text:tab/>indentation for visibil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13:11:43.87</meta:creation-date>
    <dc:date>2013-11-21T13:44:38.61</dc:date>
    <meta:editing-duration>PT32M42S</meta:editing-duration>
    <meta:editing-cycles>21</meta:editing-cycles>
    <meta:generator>OpenOffice.org/3.4.1$Win32 OpenOffice.org_project/341m1$Build-9593</meta:generator>
    <meta:document-statistic meta:table-count="0" meta:image-count="0" meta:object-count="0" meta:page-count="1" meta:paragraph-count="24" meta:word-count="130" meta:character-count="894"/>
  </office:meta>
</office:document-meta>
</file>